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table:style-name="ce10" office:value-type="string" calcext:value-type="string">
            <text:p>0x64d91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0x17B51D0 holds address of “xs_be_write”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9c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xs_be_write is a method on struct xenstore_backend_ops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a71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method called on row 348 in xen_backend_ops.h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e449b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6e4547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call directly from writable data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869a4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s_node_vprintf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3">
          <table:table-cell table:style-name="ce10" office:value-type="string" calcext:value-type="string">
            <text:p>0x86e39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set_state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66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Call target not trusted when looking from 0x86e520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8c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9f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a9a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c22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d98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gnore two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ignored function: ct3_build_cdat</text:p>
          </table:table-cell>
          <table:table-cell table:number-columns-repeated="7"/>
          <table:table-cell table:style-name="ce15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15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15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three</text:p>
          </table:table-cell>
          <table:table-cell table:style-name="ce1" table:number-columns-repeated="7"/>
          <table:table-cell table:style-name="ce15" table:formula="of:=ISNUMBER(MATCH([.C117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: <text:s/>job_lock (job.c)</text:p>
          </table:table-cell>
          <table:table-cell table:number-columns-repeated="7"/>
          <table:table-cell table:style-name="ce15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15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four</text:p>
          </table:table-cell>
          <table:table-cell table:style-name="ce1" table:number-columns-repeated="7"/>
          <table:table-cell table:style-name="ce15" table:formula="of:=ISNUMBER(MATCH([.C124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15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0x845de1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ae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f5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605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stop_ioeventfd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4f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vmstate_change.cfi</text:p>
          </table:table-cell>
          <table:table-cell table:style-name="ce5" office:value-type="string" calcext:value-type="string">
            <text:p>No entrypoints found</text:p>
          </table:table-cell>
          <table:table-cell table:style-name="ce5" table:number-columns-repeated="4"/>
          <table:table-cell table:style-name="ce15" table:formula="of:=ISNUMBER(MATCH([.C13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e93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device_unplugged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958c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write_config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e816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mmio_vmstate_change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d7da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host_dev_enable_notifiers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0" table:number-columns-repeated="8"/>
          <table:table-cell table:style-name="ce15" table:formula="of:=ISNUMBER(MATCH([.C13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15" table:formula="of:=ISNUMBER(MATCH([.C13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5" table:formula="of:=ISNUMBER(MATCH([.C13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" office:value-type="string" calcext:value-type="string">
            <text:p>ignore five</text:p>
          </table:table-cell>
          <table:table-cell table:style-name="ce1" table:number-columns-repeated="7"/>
          <table:table-cell table:style-name="ce15" table:formula="of:=ISNUMBER(MATCH([.C13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2" office:value-type="string" calcext:value-type="string">
            <text:p>ignored function: vhost_dev_init</text:p>
          </table:table-cell>
          <table:table-cell table:number-columns-repeated="7"/>
          <table:table-cell table:style-name="ce15" table:formula="of:=ISNUMBER(MATCH([.C13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01</text:p>
          </table:table-cell>
          <table:table-cell table:style-name="ce5" office:value-type="string" calcext:value-type="string">
            <text:p>call qword ptr [rax+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16</text:p>
          </table:table-cell>
          <table:table-cell table:style-name="ce5" office:value-type="string" calcext:value-type="string">
            <text:p>call qword ptr [rax+0xE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33</text:p>
          </table:table-cell>
          <table:table-cell table:style-name="ce5" office:value-type="string" calcext:value-type="string">
            <text:p>call qword ptr [rax+0xD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4b</text:p>
          </table:table-cell>
          <table:table-cell table:style-name="ce5" office:value-type="string" calcext:value-type="string">
            <text:p>call qword ptr [rax+0x1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b032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17" table:formula="of:=ISNUMBER(MATCH([.C14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 table:number-rows-repeated="67">
          <table:table-cell table:number-columns-repeated="9"/>
          <table:table-cell table:style-name="ce10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2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cpu_common_unrealizefn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5fe68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vcpu_init__async.cfi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289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89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93c</text:p>
          </table:table-cell>
          <table:table-cell table:style-name="ce22" office:value-type="string" calcext:value-type="string">
            <text:p>call r12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0dd</text:p>
          </table:table-cell>
          <table:table-cell table:style-name="ce22" office:value-type="string" calcext:value-type="string">
            <text:p>call qword ptr [0x18ACCF0]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48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7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358b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do_tb_flush.cfi</text:p>
          </table:table-cell>
          <table:table-cell table:style-name="ce22" office:value-type="string" calcext:value-type="string">
            <text:p>Call target not trusted when looking from 0xb135f6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e21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setjmp_gen_cod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3a3bf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atexit_cb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cb__udata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88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d5f49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on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table:style-name="ce2" office:value-type="string" calcext:value-type="string">
            <text:p>13 new</text:p>
          </table:table-cell>
          <table:table-cell table:style-name="ce2" office:value-type="string" calcext:value-type="string">
            <text:p>ignored: qemu_xen_xs_write</text:p>
          </table:table-cell>
          <table:table-cell/>
          <table:table-cell table:style-name="ce2" office:value-type="string" calcext:value-type="string">
            <text:p>no checked with this label</text:p>
          </table:table-cell>
          <table:table-cell office:value-type="string" calcext:value-type="string">
            <text:p>called in two functions: xs_node_vprintf, xenstore_write_s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table:style-name="ce22"/>
          <table:table-cell table:number-columns-repeated="16380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1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be_str -&gt; xenstore_write_str → xenstore_write_str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9c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hre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a71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imes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49b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int → xenstore_write_st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547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9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9a4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s_node_vprintf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39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set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writ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66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Call target not trusted when looking from 0x86e520</text:p>
          </table:table-cell>
          <table:table-cell table:style-name="ce22" table:number-columns-repeated="2"/>
          <table:table-cell table:style-name="ce22" office:value-type="string" calcext:value-type="string">
            <text:p>calls write_b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8c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9f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a9a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c22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d98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1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b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a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1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two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2 checked and 53 unchecked indirect calls</text:p>
          </table:table-cell>
          <table:table-cell/>
          <table:table-cell table:style-name="ce2" office:value-type="string" calcext:value-type="string">
            <text:p>1 new</text:p>
          </table:table-cell>
          <table:table-cell office:value-type="string" calcext:value-type="string">
            <text:p>ignored function: ct3_build_cdat</text:p>
          </table:table-cell>
          <table:table-cell/>
          <table:table-cell office:value-type="string" calcext:value-type="string">
            <text:p>no checked with this la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6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bd39a</text:p>
          </table:table-cell>
          <table:table-cell table:style-name="ce22" office:value-type="string" calcext:value-type="string">
            <text:p>call qword ptr [r14+0x10]</text:p>
          </table:table-cell>
          <table:table-cell table:style-name="ce22" office:value-type="string" calcext:value-type="string">
            <text:p>ct3_build_cda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9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7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91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81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0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7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5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bd</text:p>
          </table:table-cell>
          <table:table-cell office:value-type="string" calcext:value-type="string">
            <text:p>call qword ptr [0x18ACCD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56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d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f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9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2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8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c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2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2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e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7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1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4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65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5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b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2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thre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28 checked and 69 unchecked indirect calls</text:p>
          </table:table-cell>
          <table:table-cell/>
          <table:table-cell table:style-name="ce2" office:value-type="string" calcext:value-type="string">
            <text:p>17 new</text:p>
          </table:table-cell>
          <table:table-cell office:value-type="string" calcext:value-type="string">
            <text:p>ignored: job_lo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ef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92</text:p>
          </table:table-cell>
          <table:table-cell office:value-type="string" calcext:value-type="string">
            <text:p>call qword ptr [0x179059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5e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AE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94e1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query_block_jobs</text:p>
          </table:table-cell>
          <table:table-cell table:style-name="ce22" office:value-type="string" calcext:value-type="string">
            <text:p>Call target not trusted when looking from 0xb94df7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043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hild_job_drained_begin.cfi</text:p>
          </table:table-cell>
          <table:table-cell table:style-name="ce22" office:value-type="string" calcext:value-type="string">
            <text:p>Call target not trusted when looking from 0xbb0377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0a3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11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0b5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a4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2f6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error_action</text:p>
          </table:table-cell>
          <table:table-cell table:style-name="ce22" office:value-type="string" calcext:value-type="string">
            <text:p>Call target not trusted when looking from 0xbb2ea2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33b3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ause_point_locked.cfi</text:p>
          </table:table-cell>
          <table:table-cell table:style-name="ce22" office:value-type="string" calcext:value-type="string">
            <text:p>Call target not trusted when looking from 0xbb3387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359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do_yield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3d0a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nref_locked</text:p>
          </table:table-cell>
          <table:table-cell table:style-name="ce22" office:value-type="string" calcext:value-type="string">
            <text:p>Call target not trusted when looking from 0xbb3cde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47c7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repare_locked.cfi</text:p>
          </table:table-cell>
          <table:table-cell table:style-name="ce22" office:value-type="string" calcext:value-type="string">
            <text:p>Call target not trusted when looking from 0xbb4765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495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alize_single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4c80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19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4d0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e1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4ff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ish_sync_locked</text:p>
          </table:table-cell>
          <table:table-cell table:style-name="ce22" office:value-type="string" calcext:value-type="string">
            <text:p>Call target not trusted when looking from 0xbb4ef9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521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enter</text:p>
          </table:table-cell>
          <table:table-cell table:style-name="ce22" office:value-type="string" calcext:value-type="string">
            <text:p>Call target not trusted when looking from 0xbb50f0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b5b64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ser_resume_locked</text:p>
          </table:table-cell>
          <table:table-cell table:style-name="ce22" office:value-type="string" calcext:value-type="string">
            <text:p>Call target not trusted when looking from 0xbb5b3c</text:p>
          </table:table-cell>
          <table:table-cell table:style-name="ce22" table:number-columns-repeated="16380"/>
        </table:table-row>
        <table:table-row table:style-name="ro1">
          <table:table-cell office:value-type="string" calcext:value-type="string">
            <text:p>0xbe69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f004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mirror_complete.cfi</text:p>
          </table:table-cell>
          <table:table-cell table:style-name="ce22" office:value-type="string" calcext:value-type="string">
            <text:p>Call target not trusted when looking from 0xbeff94</text:p>
          </table:table-cell>
          <table:table-cell table:style-name="ce22" table:number-columns-repeated="16380"/>
        </table:table-row>
        <table:table-row table:style-name="ro1">
          <table:table-cell office:value-type="string" calcext:value-type="string">
            <text:p>0xc00a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a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3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e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adc7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marshal_block_job_change.cfi</text:p>
          </table:table-cell>
          <table:table-cell table:style-name="ce22" office:value-type="string" calcext:value-type="string">
            <text:p>Call target not trusted when looking from 0xcadc3b</text:p>
          </table:table-cell>
          <table:table-cell table:style-name="ce22" table:number-columns-repeated="16380"/>
        </table:table-row>
        <table:table-row table:style-name="ro1">
          <table:table-cell office:value-type="string" calcext:value-type="string">
            <text:p>0xd509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5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a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f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6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8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c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4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3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5:38:29.173242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10T18:07:30.215591273</dc:date>
    <meta:editing-duration>P3DT8H10M53S</meta:editing-duration>
    <meta:editing-cycles>12</meta:editing-cycles>
    <meta:generator>LibreOffice/7.6.5.2$Linux_X86_64 LibreOffice_project/60$Build-2</meta:generator>
    <meta:document-statistic meta:table-count="2" meta:cell-count="1880" meta:object-count="0"/>
  </office:meta>
</office:document-meta>
</file>